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0937in" fo:margin-right="0in" fo:text-indent="0in" style:auto-text-indent="false"/>
    </style:style>
    <style:style style:name="P2" style:family="paragraph">
      <style:text-properties style:font-name="Calibri"/>
    </style:style>
    <style:style style:name="T1" style:family="text">
      <style:text-properties style:font-name="Calibri"/>
    </style:style>
    <style:style style:name="fr1" style:family="graphic" style:parent-style-name="Frame">
      <style:graphic-properties style:vertical-pos="from-top" style:horizontal-pos="from-left" style:horizontal-rel="paragraph" fo:padding="0.0591in" fo:border="none"/>
    </style:style>
    <style:style style:name="gr1" style:family="graphic">
      <style:graphic-properties draw:stroke="solid" svg:stroke-width="0.0201in" svg:stroke-color="#000000" draw:fill="none" draw:fill-color="#ffffff" fo:min-height="1.4008in" fo:padding-top="0.0098in" fo:padding-bottom="0.0098in" fo:padding-left="0.0098in" fo:padding-right="0.0098in" style:run-through="foreground" style:wrap="run-through" style:number-wrapped-paragraphs="no-limit" style:vertical-pos="from-top" style:vertical-rel="fram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01in" svg:stroke-color="#000000" draw:fill="solid" draw:fill-color="#c0c0c0" fo:min-height="1.3508in" fo:padding-top="0.0098in" fo:padding-bottom="0.0098in" fo:padding-left="0.0098in" fo:padding-right="0.0098in" style:run-through="foreground" style:wrap="run-through" style:number-wrapped-paragraphs="no-limit" style:vertical-pos="from-top" style:vertical-rel="fram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01in" svg:stroke-color="#000000" draw:fill="none" draw:fill-color="#ffffff" fo:min-height="1.522in" fo:padding-top="0.0098in" fo:padding-bottom="0.0098in" fo:padding-left="0.0098in" fo:padding-right="0.0098in" style:run-through="foreground" style:wrap="run-through" style:number-wrapped-paragraphs="no-limit" style:vertical-pos="from-top" style:vertical-rel="frame" style:horizontal-pos="from-left" style:horizontal-rel="frame" draw:wrap-influence-on-position="once-concurrent" style:flow-with-text="false"/>
    </style:style>
    <style:style style:name="gr4" style:family="graphic">
      <style:graphic-properties draw:stroke="solid" svg:stroke-width="0.0201in" svg:stroke-color="#000000" draw:fill="none" draw:fill-color="#ffffff" fo:min-height="1.3453in" fo:padding-top="0.0098in" fo:padding-bottom="0.0098in" fo:padding-left="0.0098in" fo:padding-right="0.0098in" style:run-through="foreground" style:wrap="run-through" style:number-wrapped-paragraphs="no-limit" style:vertical-pos="from-top" style:vertical-rel="frame" style:horizontal-pos="from-left" style:horizontal-rel="fram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have been tasked by a client to build a program that aids players in learning physics concepts. <text:s/>The customer has granted us a great amount of latitude in determining the scope of the this project. <text:s/>At this time we are detailing the client's must-haves and listing the client's nice-to-haves as well what it would take to incorporate those items.</text:p>
      <text:p text:style-name="P1"><text:s/><draw:frame draw:style-name="fr1" draw:name="Frame1" text:anchor-type="as-char" svg:y="-0.1598in" svg:width="3.7in" svg:height="2.2098in" draw:z-index="5"><draw:text-box><draw:frame text:anchor-type="frame" draw:z-index="6" draw:style-name="gr4" draw:text-style-name="P2" svg:width="2.2713in" svg:height="1.365in" svg:x="0.0618in" svg:y="0.0764in"><draw:text-box><text:p text:style-name="P2"><text:span text:style-name="T1">Story line</text:span></text:p><text:p text:style-name="P2"><text:span text:style-name="T1"/></text:p><text:p text:style-name="P2"><text:span text:style-name="T1">Aliens have crash landed on earth and use physics principals to repair their ship and get back home.</text:span></text:p></draw:text-box></draw:frame><text:p text:style-name="Frame_20_contents"/></draw:text-box></draw:frame><draw:frame draw:style-name="fr1" draw:name="Frame2" text:anchor-type="as-char" svg:y="-0.0799in" svg:width="3.75in" svg:height="2.25in" draw:z-index="0"><draw:text-box><draw:frame text:anchor-type="frame" draw:z-index="1" draw:style-name="gr1" svg:width="2.3803in" svg:height="1.437in" svg:x="0.0701in" svg:y="0.0799in"><draw:text-box><text:p><text:span text:style-name="T1">Concepts</text:span></text:p><text:p><text:span text:style-name="T1">Newton's law</text:span></text:p><text:p><text:span text:style-name="T1">Gravity</text:span></text:p><text:p><text:span text:style-name="T1">Motions -speed, velocity, momentum, acceleration</text:span></text:p><text:p><text:span text:style-name="T1">Statics</text:span></text:p><text:p/></draw:text-box></draw:frame><draw:frame text:anchor-type="frame" draw:z-index="3" draw:style-name="gr2" svg:width="2.3004in" svg:height="1.3705in" svg:x="1.3528in" svg:y="0.802in"><draw:text-box><text:p><text:span text:style-name="T1">Confirm formulas and value for constants</text:span></text:p><text:p/></draw:text-box></draw:frame><text:p text:style-name="Frame_20_contents"/></draw:text-box></draw:frame><draw:frame draw:style-name="fr1" draw:name="Frame3" text:anchor-type="as-char" svg:y="-0.1598in" svg:width="4.3299in" svg:height="2.6in" draw:z-index="2"><draw:text-box><draw:frame text:anchor-type="frame" draw:z-index="4" draw:style-name="gr3" svg:width="2.9898in" svg:height="1.5421in" svg:x="0.072in" svg:y="0.0764in"><draw:text-box><text:p><text:span text:style-name="T1">Allow players to save their session</text:span></text:p><text:p/></draw:text-box></draw:fram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ka nulan</meta:initial-creator>
    <meta:creation-date>2013-03-07T12:50:13.16</meta:creation-date>
    <dc:date>2013-03-12T14:10:55.86</dc:date>
    <dc:creator>erika nulan</dc:creator>
    <meta:editing-duration>P3DT4H16M42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60" meta:character-count="353"/>
  </office:meta>
</office:document-meta>
</file>